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Attributes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createMap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">
            <text:p text:style-name="Table_20_Contents">2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MimeAttributes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addMimeMessageMethod( Method [ ] method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imeAttributesMap.MimeAttributesMap( Par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Attributes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ge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Attributes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Attributes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